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8.309cm" fo:margin-left="-1.376cm" fo:margin-right="-1.764cm" fo:margin-top="0cm" fo:margin-bottom="0cm" table:align="margins"/>
    </style:style>
    <style:style style:name="Table3.A" style:family="table-column">
      <style:table-column-properties style:column-width="6.191cm" style:rel-column-width="3510*"/>
    </style:style>
    <style:style style:name="Table3.B" style:family="table-column">
      <style:table-column-properties style:column-width="5.027cm" style:rel-column-width="2850*"/>
    </style:style>
    <style:style style:name="Table3.C" style:family="table-column">
      <style:table-column-properties style:column-width="7.091cm" style:rel-column-width="4020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8.362cm" fo:margin-left="-1.376cm" fo:margin-right="-1.817cm" fo:margin-top="0cm" fo:margin-bottom="0cm" table:align="margins"/>
    </style:style>
    <style:style style:name="Table4.A" style:family="table-column">
      <style:table-column-properties style:column-width="6.191cm" style:rel-column-width="3510*"/>
    </style:style>
    <style:style style:name="Table4.B" style:family="table-column">
      <style:table-column-properties style:column-width="5.027cm" style:rel-column-width="2850*"/>
    </style:style>
    <style:style style:name="Table4.C" style:family="table-column">
      <style:table-column-properties style:column-width="7.144cm" style:rel-column-width="4050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8.336cm" fo:margin-left="-1.296cm" fo:margin-right="-1.87cm" fo:margin-top="0cm" fo:margin-bottom="0cm" table:align="margins"/>
    </style:style>
    <style:style style:name="Table5.A" style:family="table-column">
      <style:table-column-properties style:column-width="6.112cm" style:rel-column-width="3465*"/>
    </style:style>
    <style:style style:name="Table5.B" style:family="table-column">
      <style:table-column-properties style:column-width="5.027cm" style:rel-column-width="2850*"/>
    </style:style>
    <style:style style:name="Table5.C" style:family="table-column">
      <style:table-column-properties style:column-width="7.197cm" style:rel-column-width="4080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8.098cm" fo:margin-left="-1.323cm" fo:margin-right="-1.605cm" fo:margin-top="0cm" fo:margin-bottom="0cm" table:align="margins"/>
    </style:style>
    <style:style style:name="Table6.A" style:family="table-column">
      <style:table-column-properties style:column-width="6.138cm" style:rel-column-width="3480*"/>
    </style:style>
    <style:style style:name="Table6.B" style:family="table-column">
      <style:table-column-properties style:column-width="5.027cm" style:rel-column-width="2850*"/>
    </style:style>
    <style:style style:name="Table6.C" style:family="table-column">
      <style:table-column-properties style:column-width="6.932cm" style:rel-column-width="3930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6.191cm" fo:margin-left="-1.349cm" fo:margin-right="0.328cm" fo:margin-top="0cm" fo:margin-bottom="0cm" table:align="margins"/>
    </style:style>
    <style:style style:name="Table7.A" style:family="table-column">
      <style:table-column-properties style:column-width="6.165cm" style:rel-column-width="3495*"/>
    </style:style>
    <style:style style:name="Table7.B" style:family="table-column">
      <style:table-column-properties style:column-width="5.027cm" style:rel-column-width="2850*"/>
    </style:style>
    <style:style style:name="Table7.C" style:family="table-column">
      <style:table-column-properties style:column-width="4.999cm" style:rel-column-width="2834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6.217cm" fo:margin-left="-1.376cm" fo:margin-right="0.328cm" fo:margin-top="0cm" fo:margin-bottom="0cm" table:align="margins"/>
    </style:style>
    <style:style style:name="Table8.A" style:family="table-column">
      <style:table-column-properties style:column-width="6.191cm" style:rel-column-width="3510*"/>
    </style:style>
    <style:style style:name="Table8.B" style:family="table-column">
      <style:table-column-properties style:column-width="5.027cm" style:rel-column-width="2850*"/>
    </style:style>
    <style:style style:name="Table8.C" style:family="table-column">
      <style:table-column-properties style:column-width="4.999cm" style:rel-column-width="2834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7960308768659404046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36490190954812825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5532188618327652623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Paragraphs are blocks, too. elements are not. They are &lt;strong style=”background-color:red”&gt;inline&lt;/strong&gt;</text:p>
          </table:table-cell>
        </table:table-row>
        <table:table-row table:style-name="Table3.1">
          <table:table-cell table:style-name="Table3.A2" office:value-type="string">
            <text:list xml:id="list38733557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h3 style=”background-color:red”&gt;username&lt;/h3&gt;&lt;input type="text" name="userName"&gt;</text:p>
          </table:table-cell>
        </table:table-row>
        <table:table-row table:style-name="Table3.1">
          <table:table-cell table:style-name="Table3.A2" office:value-type="string">
            <text:list xml:id="list38749138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1 style=”background-color:red”&gt;Hello&lt;/h1&gt;</text:p>
          </table:table-cell>
        </table:table-row>
        <table:table-row table:style-name="Table3.1">
          <table:table-cell table:style-name="Table3.A2" office:value-type="string">
            <text:list xml:id="list38761027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Block &lt;s style=”background-color:red”&gt;oh yeah!!&lt;/s&gt; &lt;/p&gt;</text:p>
          </table:table-cell>
        </table:table-row>
        <table:table-row table:style-name="Table3.1">
          <table:table-cell table:style-name="Table3.A2" office:value-type="string">
            <text:list xml:id="list38754250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form action="" method=""&gt;</text:p>
            <text:p text:style-name="P3"><text:tab/><text:tab/>&lt;input type="text" name="username"&gt;</text:p>
            <text:p text:style-name="P3"><text:tab/><text:tab/>&lt;input type="password" name="password"&gt;</text:p>
          </table:table-cell>
        </table:table-row>
        <table:table-row table:style-name="Table3.1">
          <table:table-cell table:style-name="Table3.A2" office:value-type="string">
            <text:list xml:id="list38745303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<text:s/>&lt;blockquote &lt;p&gt;Block &lt;s style=”background-color:red”&gt;oh yeah!!&lt;/s&gt; &gt;sampleeee&lt;/blockquote&gt;</text:p>
          </table:table-cell>
        </table:table-row>
        <table:table-row table:style-name="Table3.1">
          <table:table-cell table:style-name="Table3.A2" office:value-type="string">
            <text:list xml:id="list38736963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Block elements &lt;abbr &lt;p&gt;Block &lt;s style=”background-color:red”&gt;oh yeah!!&lt;/s&gt; &gt;means&lt;/abbr&gt; &lt;/p&gt;</text:p>
          </table:table-cell>
        </table:table-row>
        <table:table-row table:style-name="Table3.1">
          <table:table-cell table:style-name="Table3.A2" office:value-type="string">
            <text:list xml:id="list38761482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4 &lt;p&gt;Block &lt;s style=”background-color:red”&gt;oh yeah!!&lt;/s&gt; &gt;hello!&lt;/h4&gt;</text:p>
          </table:table-cell>
        </table:table-row>
        <text:soft-page-break/>
        <table:table-row table:style-name="Table3.1">
          <table:table-cell table:style-name="Table3.A2" office:value-type="string">
            <text:list xml:id="list38761862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nav &lt;p&gt;Block &lt;s style=”background-color:red”&gt;oh yeah!!&lt;/s&gt; &gt;define the flow&lt;/nav&gt;</text:p>
          </table:table-cell>
        </table:table-row>
      </table:table>
      <text:p text:style-name="P1"/>
      <text:list xml:id="list38763978" text:continue-list="list36490190954812825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4739061751397800559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h2 style=”background:blue;height:20px”&gt; hello pilipinas!&lt;/h2&gt; </text:p>
          </table:table-cell>
        </table:table-row>
        <table:table-row table:style-name="Table4.1">
          <table:table-cell table:style-name="Table4.A1" office:value-type="string">
            <text:list xml:id="list38744386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Block &lt;em style=”background:blue;height:20px”&gt;sample lng&lt;/em&gt;</text:p>
          </table:table-cell>
        </table:table-row>
        <table:table-row table:style-name="Table4.1">
          <table:table-cell table:style-name="Table4.A1" office:value-type="string">
            <text:list xml:id="list38738627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Block &lt;ins ”background:blue;height:20px”&gt;yassssss&lt;/ins&gt;elements&lt;/p&gt;</text:p>
          </table:table-cell>
        </table:table-row>
        <table:table-row table:style-name="Table4.1">
          <table:table-cell table:style-name="Table4.A1" office:value-type="string">
            <text:list xml:id="list38754423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p&gt;Block &lt;sup ”background:blue;height:20px”&gt;sample element&lt;/sup&gt;elements&lt;/p&gt;</text:p>
          </table:table-cell>
        </table:table-row>
        <table:table-row table:style-name="Table4.1">
          <table:table-cell table:style-name="Table4.A1" office:value-type="string">
            <text:list xml:id="list38756073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li ”background:blue;height:20px&gt;&lt;a href="#"&gt;About&lt;/a&gt;&lt;/li&gt;</text:p>
          </table:table-cell>
        </table:table-row>
        <table:table-row table:style-name="Table4.1">
          <table:table-cell table:style-name="Table4.A1" office:value-type="string">
            <text:list xml:id="list38748757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p&gt;"Lorem &lt;dl ”background:blue;height:20px&gt;ipsum &lt;/dl&gt; dolor sit amet&lt;/p&gt;</text:p>
          </table:table-cell>
        </table:table-row>
        <table:table-row table:style-name="Table4.1">
          <table:table-cell table:style-name="Table4.A1" office:value-type="string">
            <text:list xml:id="list38753142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"Lorem ipsum dolor &lt;input type="email" name="emial" ”background:blue;height:20px"&gt; sit amet, consecteture&lt;/p&gt;</text:p>
          </table:table-cell>
        </table:table-row>
        <table:table-row table:style-name="Table4.1">
          <table:table-cell table:style-name="Table4.A1" office:value-type="string">
            <text:list xml:id="list38751967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"Lorem ipsum dolor &lt;select ”background:blue;height:20px"&gt; &lt;/select&gt;</text:p>
          </table:table-cell>
        </table:table-row>
        <table:table-row table:style-name="Table4.1">
          <table:table-cell table:style-name="Table4.A1" office:value-type="string">
            <text:list xml:id="list38759813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footer ”background:blue;height:20px"&gt;Lorem ipsum <text:s/>dolor sit amet, 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38750054" text:continue-list="list38763978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5830420607409723557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4">. head{</text:p>
            <text:p text:style-name="P4">height: 70px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8739708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.span{</text:p>
            <text:p text:style-name="P4">height: 70px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8737018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p&gt;This &lt;a href="https://google.com" height="30px"&gt;sample&lt;/a&gt; is a sample paragraph&lt;/p&gt;</text:p>
          </table:table-cell>
        </table:table-row>
        <table:table-row table:style-name="Table5.1">
          <table:table-cell table:style-name="Table5.A1" office:value-type="string">
            <text:list xml:id="list38763374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.button{</text:p>
            <text:p text:style-name="P4">height: 20px ;</text:p>
            <text:p text:style-name="P4">padding:10px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8763453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.img{</text:p>
            <text:p text:style-name="P4">height: 50%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8762748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.input{ </text:p>
            <text:p text:style-name="P4">height:20px;</text:p>
            <text:p text:style-name="P4"><text:soft-page-break/>width:10px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8759848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4">.block{</text:p>
            <text:p text:style-name="P4">height:20px;</text:p>
            <text:p text:style-name="P4">width:15px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8753689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4">.fieldset{</text:p>
            <text:p text:style-name="P4">height:10px;</text:p>
            <text:p text:style-name="P4">width:5px;</text:p>
            <text:p text:style-name="P4">padding: 0 auto;</text:p>
            <text:p text:style-name="P4">}</text:p>
          </table:table-cell>
        </table:table-row>
      </table:table>
      <text:p text:style-name="P1"/>
      <text:p text:style-name="P1"/>
      <text:list xml:id="list38758999" text:continue-list="list38750054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8744660705877317261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>Block </text:p>
          </table:table-cell>
          <table:table-cell table:style-name="Table6.A1" office:value-type="string">
            <text:p text:style-name="P4">.h5{</text:p>
            <text:p text:style-name="P4">width:20px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8742810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.q{</text:p>
            <text:p text:style-name="P4">width:15px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8763984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.del{</text:p>
            <text:p text:style-name="P4">width:25px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8752490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>Block </text:p>
          </table:table-cell>
          <table:table-cell table:style-name="Table6.A1" office:value-type="string">
            <text:p text:style-name="P4">.aside{</text:p>
            <text:p text:style-name="P4">width:15px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8737757" text:continue-numbering="true" text:style-name="WWNum3">
              <text:list-item>
                <text:list>
                  <text:list-item>
                    <text:p text:style-name="P20">figure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">Block </text:p>
          </table:table-cell>
          <table:table-cell table:style-name="Table6.A1" office:value-type="string">
            <text:p text:style-name="P4">.figure{</text:p>
            <text:p text:style-name="P4">widht:15px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8756460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.input{</text:p>
            <text:p text:style-name="P4">width: 20px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8755580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>Block </text:p>
          </table:table-cell>
          <table:table-cell table:style-name="Table6.A1" office:value-type="string">
            <text:p text:style-name="P4">.h3{</text:p>
            <text:p text:style-name="P4">width: 15px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8738246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.small{</text:p>
            <text:p text:style-name="P4">width: 15px;</text:p>
            <text:p text:style-name="P4">}</text:p>
          </table:table-cell>
        </table:table-row>
      </table:table>
      <text:p text:style-name="P1"/>
      <text:p text:style-name="P6"/>
      <text:list xml:id="list38757097" text:continue-list="list38758999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195818684021787166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>Block </text:p>
          </table:table-cell>
          <table:table-cell table:style-name="Table7.A1" office:value-type="string">
            <text:p text:style-name="P4">.h6{</text:p>
            <text:p text:style-name="P4">padding: 20px, 10px, 22px, 10px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8735149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>Block </text:p>
          </table:table-cell>
          <table:table-cell table:style-name="Table7.A1" office:value-type="string">
            <text:p text:style-name="P4">.ol{</text:p>
            <text:p text:style-name="P4">padding: 20px, 10px, 22px, 10px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8744265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>Block </text:p>
          </table:table-cell>
          <table:table-cell table:style-name="Table7.A1" office:value-type="string">
            <text:p text:style-name="P4">.hr{</text:p>
            <text:p text:style-name="P4">padding: 20px, 10px, 22px, 10px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8762220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>Block </text:p>
          </table:table-cell>
          <table:table-cell table:style-name="Table7.A1" office:value-type="string">
            <text:p text:style-name="P4">.p{</text:p>
            <text:p text:style-name="P4">padding: 20px, 10px, 22px, 10px;</text:p>
            <text:p text:style-name="P4"><text:soft-page-break/>}</text:p>
          </table:table-cell>
        </table:table-row>
        <table:table-row table:style-name="Table7.1">
          <table:table-cell table:style-name="Table7.A1" office:value-type="string">
            <text:list xml:id="list38734095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.div{</text:p>
            <text:p text:style-name="P4">padding: 20px, 10px, 22px, 10px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8764213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.input{</text:p>
            <text:p text:style-name="P4">padding: 20px, 10px, 22px, 10px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8751364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>Block </text:p>
          </table:table-cell>
          <table:table-cell table:style-name="Table7.A1" office:value-type="string">
            <text:p text:style-name="P4">.ul{</text:p>
            <text:p text:style-name="P4">padding: 20px, 10px, 22px, 10px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8764039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>Block </text:p>
          </table:table-cell>
          <table:table-cell table:style-name="Table7.A1" office:value-type="string">
            <text:p text:style-name="P4">.table{</text:p>
            <text:p text:style-name="P4">padding: 20px, 10px, 22px, 10px;</text:p>
            <text:p text:style-name="P4">}</text:p>
          </table:table-cell>
        </table:table-row>
      </table:table>
      <text:p text:style-name="P6"/>
      <text:list xml:id="list38757152" text:continue-list="list38757097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able:table-row table:style-name="Table8.1">
          <table:table-cell table:style-name="Table8.A2" office:value-type="string">
            <text:list xml:id="list7966561042415353383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3">.dt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41930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3">.dd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39087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.input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55461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.textarea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51780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.input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63632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.input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56609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.article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46658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3">.figcaption{</text:p>
            <text:p text:style-name="P3">margin: 10px, 15px, 10px, 15px;</text:p>
            <text:p text:style-name="P3">}</text:p>
          </table:table-cell>
        </table:table-row>
        <table:table-row table:style-name="Table8.1">
          <table:table-cell table:style-name="Table8.A2" office:value-type="string">
            <text:list xml:id="list38754992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3">.label{</text:p>
            <text:p text:style-name="P3">margin: 10px, 15px, 10px, 15px;</text:p>
            <text:p text:style-name="P3">}</text:p>
          </table:table-cell>
        </table:table-row>
      </table:table>
      <text:p text:style-name="P1"/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56:12.75</dc:date>
    <meta:generator>OpenOffice/4.1.2$Win32 OpenOffice.org_project/412m3$Build-9782</meta:generator>
    <meta:editing-duration>PT1H20M39S</meta:editing-duration>
    <meta:editing-cycles>2</meta:editing-cycles>
    <meta:document-statistic meta:table-count="8" meta:image-count="0" meta:object-count="0" meta:page-count="5" meta:paragraph-count="268" meta:word-count="665" meta:character-count="4435"/>
  </office:meta>
</office:document-meta>
</file>